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nos" fo:font-size="16pt" style:font-size-asian="16pt" style:font-size-complex="16pt"/>
    </style:style>
    <style:style style:name="P4" style:family="paragraph" style:parent-style-name="Standard"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Lieberman</text:p>
      <text:p text:style-name="P1">103385750</text:p>
      <text:p text:style-name="P1">Sec 300, Lab 415</text:p>
      <text:p text:style-name="P3">Project report</text:p>
      <text:p text:style-name="P2"/>
      <text:p text:style-name="P5"><text:tab/> The project I decided on was the hangman project, where the prompt was to create a working hangman game playable on the Matlab command window. The basic components being a home screen, 3 difficulty settings, a statistics score chart, the ability to reset statistics and a selection to play the game. The rules consist of a secret word of various size, and six attempts to guess letters to the secret word unless a correct letter is guessed. </text:p>
      <text:p text:style-name="P5"/>
      <text:p text:style-name="P6">Here is how to play the game:</text:p>
      <text:p text:style-name="P5">First load all 15 scripts and type in “hangman”</text:p>
      <text:p text:style-name="P5">You can select any window by pressing the corresponding number</text:p>
      <text:p text:style-name="P5">Set a difficulty by pressing “2”, <text:s/>select either easy, medium or hard</text:p>
      <text:p text:style-name="P5">Press “1” to start the game</text:p>
      <text:p text:style-name="P5">Enter any letter you think fits the secret word, don’t enter any symbol that is not a letter </text:p>
      <text:p text:style-name="P5">Continue guessing letters to the secret word, notice that each guess you choose is displayed in the “used letters” line </text:p>
      <text:p text:style-name="P5">If a guessed letter is not in the word you will lose an attempt</text:p>
      <text:p text:style-name="P5">If you complete the word you win and you will be taken back to the main menu</text:p>
      <text:p text:style-name="P5">You can view stats by pressing ”3” or reset them by pressing “4”</text:p>
      <text:p text:style-name="P5">If at any time the game exits itself by displaying errors, retype in “hangman” to start over</text:p>
      <text:p text:style-name="P5"/>
      <text:p text:style-name="P5"><text:tab/>This project taught me how to organize and set out a complicated program. By the sheer amount of functions I needed to figure out and write I learned problem solving strategies and practical uses for testing built in functions and debugging code. My knowledge of for and while loops also increased as I figured out uses for them in my code. I've also learned that planning out a strategy for approaching a program before diving right in might have been very useful to avoid all the dead ends I ran into when making my functions. I also improved my teaching skills by helping and collaborating with other students struggling with their programs by giving them pointers and advice.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Lieberman</meta:initial-creator>
    <meta:creation-date>2015-04-26T19:54:26</meta:creation-date>
    <dc:date>2015-04-26T20:24:24</dc:date>
    <dc:creator>Alex Lieberman</dc:creator>
    <meta:editing-duration>PT14M28S</meta:editing-duration>
    <meta:editing-cycles>1</meta:editing-cycles>
    <meta:generator>OpenOffice/4.1.0$Unix OpenOffice.org_project/410m18$Build-9764</meta:generator>
    <meta:document-statistic meta:table-count="0" meta:image-count="0" meta:object-count="0" meta:page-count="1" meta:paragraph-count="17" meta:word-count="347" meta:character-count="1920"/>
  </office:meta>
</office:document-meta>
</file>